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d18e0" officeooo:paragraph-rsid="001d18e0" style:font-size-asian="12.25pt" style:font-weight-asian="bold" style:font-size-complex="14pt" style:font-weight-complex="bold"/>
    </style:style>
    <style:style style:name="P2" style:family="paragraph" style:parent-style-name="Standard">
      <style:paragraph-properties fo:line-height="150%" fo:text-align="center" style:justify-single-word="false"/>
      <style:text-properties fo:font-size="14pt" fo:font-weight="bold" officeooo:rsid="001d18e0" officeooo:paragraph-rsid="001d18e0"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233d13" officeooo:paragraph-rsid="00233d13"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normal" officeooo:rsid="001d18e0" officeooo:paragraph-rsid="001d18e0"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font-size="14pt" fo:font-weight="normal" officeooo:rsid="0020ccd8" officeooo:paragraph-rsid="0020ccd8"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233d13" officeooo:paragraph-rsid="00233d13"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fo:color="#000000" fo:font-size="14pt" fo:font-weight="normal" officeooo:rsid="0020ccd8" officeooo:paragraph-rsid="0020ccd8"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style:font-name="Monospace1" fo:font-size="10pt" fo:font-weight="normal" officeooo:rsid="0020ccd8" officeooo:paragraph-rsid="0020ccd8" style:font-size-asian="10pt" style:font-weight-asian="normal" style:font-size-complex="10pt" style:font-weight-complex="normal"/>
    </style:style>
    <style:style style:name="P9" style:family="paragraph" style:parent-style-name="Standard">
      <style:paragraph-properties fo:margin-left="0cm" fo:margin-right="0cm" fo:text-align="start" style:justify-single-word="false" fo:text-indent="0cm" style:auto-text-indent="false"/>
      <style:text-properties fo:color="#000000" style:font-name="Monospace" fo:font-size="10pt" fo:font-weight="normal" style:font-size-asian="10pt" style:font-weight-asian="normal" style:font-weight-complex="normal"/>
    </style:style>
    <style:style style:name="P10" style:family="paragraph" style:parent-style-name="Standard">
      <style:paragraph-properties fo:margin-left="0cm" fo:margin-right="0cm" fo:text-align="start" style:justify-single-word="false" fo:text-indent="0cm" style:auto-text-indent="false"/>
      <style:text-properties fo:color="#000000"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de0db" style:font-weight-asian="bold" style:font-weight-complex="bold"/>
    </style:style>
    <style:style style:name="T3" style:family="text">
      <style:text-properties style:font-name="Monospace"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ЛАБОРАТОРНАЯ РАБОТА №1</text:p>
      <text:p text:style-name="P2">ИЗУЧЕНИЕ ДИНАМИЧЕСКОГО ОПРЕДЕЛЕНИЯ ТИПОВ (RTTI)</text:p>
      <text:p text:style-name="P4"><text:tab/><text:span text:style-name="T1">Цель работы:</text:span> Изучить механизм динамического определения типов, и механизма отражения в Java. Научиться применять возможность динамическойзагрузки произвольного класса по заданному имени.</text:p>
      <text:p text:style-name="P4"/>
      <text:p text:style-name="P4"><text:span text:style-name="T1"><text:tab/>1.1 Краткие теоретические сведения</text:span></text:p>
      <text:p text:style-name="P4"><text:tab/></text:p>
      <text:p text:style-name="P4"><text:span text:style-name="T1"><text:tab/></text:span>В Java вся информация о классе хранится в специальном объекте типаClass. Для каждого класса в программе существует свой объект Class, которыйсоздается при загрузке класса, созданного на этапе компиляции и сохраненногона диске в файле с расширением class.</text:p>
      <text:p text:style-name="P4"><text:tab/>Как получить экземпляр Class, соответствующий данному классу (или</text:p>
      <text:p text:style-name="P4">интерфейсу)?</text:p>
      <text:p text:style-name="P4"><text:tab/>1. Просто добавляем к имени класса суффикс .class, например: Class clazz = String.class; Т.е. используем литерал объекта Сlass.</text:p>
      <text:p text:style-name="P4"><text:tab/>2. Если мы располагаем экземпляром некоторого класса, может быть даженеизвестного в данной точке программы, можно вызвать метод getClass(), присутствующий в каждом Java-объекте (унаследованный от класса Object).</text:p>
      <text:p text:style-name="P4"><text:tab/>3. С. Вызываем статический метод класса Class.forName(), который</text:p>
      <text:p text:style-name="P4">возвращает экземпляр Class:</text:p>
      <text:p text:style-name="P4"><text:tab/>Class clazz = Class.forName("Полное_имя_класса");</text:p>
      <text:p text:style-name="P4"><text:tab/>Литералы объектов Class работают с регулярными классами, а также синтерфейсами, массивами и примитивными типами.</text:p>
      <text:p text:style-name="P4"><text:tab/>Class clazz = byte[].class;</text:p>
      <text:p text:style-name="P4"><text:tab/>В дополнение, существует стандартное поле называемое TYPE, котороесуществует для каждого примитивного класса-оболочки. Поле TYPE создаетссылку на объект Class для соответствующего примитивного класса.</text:p>
      <text:p text:style-name="P4"><text:tab/>В Java встроена возможность динамической загрузки произвольного</text:p>
      <text:p text:style-name="P4">класса по заданному имени, и реализуется классом Class.</text:p>
      <text:p text:style-name="P4"><text:tab/>public static Class forName(String className) throws</text:p>
      <text:p text:style-name="P4">ClassNotFoundException;</text:p>
      <text:p text:style-name="P4"><text:tab/>Метод отыскивает в системе (в пути поиска CLASSPATH) класс с заданным именем className и возвращает соответствующий экземпляр классаClass. Имя класса должно быть полным, т.е. включать имя пакета. Если такойкласс отсутствует, возбуждается исключение ClassNotFoundException. Послетого как получен объект типа Class можно создать экземпляр этого класса.</text:p>
      <text:p text:style-name="P4"><text:tab/>Class clazz = Class.forName(String className);</text:p>
      <text:p text:style-name="P4"><text:tab/>Object object = clazz.newInstance();</text:p>
      <text:p text:style-name="P4"><text:tab/>Для успешного выполнения этого метода у класса должен быть описанконструктор без параметров (конструктор по умолчанию), иначе будет возбуждено исключение InstantiationException.Чтобы работать с таким объектом необходимо знать методы класса, их параметры и возвращаемые значения. Для указания контракта класса используют интерфейсы.</text:p>
      <text:p text:style-name="P4"><text:soft-page-break/><text:span text:style-name="T1"><text:tab/>1.2 Порядок выполнения работы</text:span></text:p>
      <text:p text:style-name="P4"/>
      <text:p text:style-name="P4"><text:tab/>1. Ознакомиться с заданием на лабораторную работу</text:p>
      <text:p text:style-name="P4"><text:tab/>2. Спроектировать структуру данных для отображения внутреннейструктуры архива целиком и элементов архива в отдельности (классов,интерфейсов, аннотаций, перечислений).</text:p>
      <text:p text:style-name="P4"><text:tab/>3. Написать тестовую программу, демонстрирующую работоспособностьвсех методов. Тестовая программа должна:</text:p>
      <text:p text:style-name="P4"><text:tab/>− оперировать с интерфейсными типами;</text:p>
      <text:p text:style-name="P4"><text:tab/>− чтение содержимого архива и вывод статусной информации должнопроизводиться в отдельном потоке (Thread);</text:p>
      <text:p text:style-name="P4"><text:tab/>− осуществлять группировку классов с учетом пакетов;</text:p>
      <text:p text:style-name="P4"><text:tab/>− автоматически отображать структуру класса при перемещении поиерархии;</text:p>
      <text:p text:style-name="P4"><text:tab/>4. Составить отчет о выполнении лабораторной работы.</text:p>
      <text:p text:style-name="P4"/>
      <text:p text:style-name="P4"><text:tab/><text:span text:style-name="T2">1.3 Исходные тексты программы</text:span></text:p>
      <text:p text:style-name="P4"><text:tab/></text:p>
      <text:p text:style-name="P8">public class MainWindow extends JFrame {</text:p>
      <text:p text:style-name="P8"/>
      <text:p text:style-name="P8"><text:tab/>private JPanel contentPane;</text:p>
      <text:p text:style-name="P8"><text:tab/>private JTree tree;</text:p>
      <text:p text:style-name="P8"><text:tab/>private MyClassLoader loader;</text:p>
      <text:p text:style-name="P8"><text:tab/>private JTextArea textArea;</text:p>
      <text:p text:style-name="P8"><text:tab/>private JarFile jar;</text:p>
      <text:p text:style-name="P8"/>
      <text:p text:style-name="P8"><text:tab/>public static void main(String[] args) {</text:p>
      <text:p text:style-name="P8"><text:tab/><text:tab/>EventQueue.invokeLater(new Runnable() {</text:p>
      <text:p text:style-name="P8"><text:tab/><text:tab/><text:tab/>public void run() {</text:p>
      <text:p text:style-name="P8"><text:tab/><text:tab/><text:tab/><text:tab/>try {</text:p>
      <text:p text:style-name="P8"><text:tab/><text:tab/><text:tab/><text:tab/><text:tab/>MainWindow frame = new MainWindow();</text:p>
      <text:p text:style-name="P8"><text:tab/><text:tab/><text:tab/><text:tab/><text:tab/>frame.setVisible(true);</text:p>
      <text:p text:style-name="P8"><text:tab/><text:tab/><text:tab/><text:tab/>} catch (Exception e) {</text:p>
      <text:p text:style-name="P8"><text:tab/><text:tab/><text:tab/><text:tab/><text:tab/>e.printStackTrace();</text:p>
      <text:p text:style-name="P8"><text:tab/><text:tab/><text:tab/><text:tab/>}</text:p>
      <text:p text:style-name="P8"><text:tab/><text:tab/><text:tab/>}</text:p>
      <text:p text:style-name="P8"><text:tab/><text:tab/>});</text:p>
      <text:p text:style-name="P8"><text:tab/>}</text:p>
      <text:p text:style-name="P8"/>
      <text:p text:style-name="P8"><text:tab/>public MainWindow() {</text:p>
      <text:p text:style-name="P8"><text:tab/>}</text:p>
      <text:p text:style-name="P8"/>
      <text:p text:style-name="P8"><text:tab/>protected void onTreeClicked() {</text:p>
      <text:p text:style-name="P8"><text:tab/><text:tab/>Thread thread = new Thread(new Runnable(){</text:p>
      <text:p text:style-name="P8"/>
      <text:p text:style-name="P8"><text:tab/><text:tab/><text:tab/>@Override</text:p>
      <text:p text:style-name="P8"><text:tab/><text:tab/><text:tab/>public void run() {</text:p>
      <text:p text:style-name="P8"><text:tab/><text:tab/><text:tab/><text:tab/>String text = getSelectedNode();</text:p>
      <text:p text:style-name="P8"><text:tab/><text:tab/><text:tab/><text:tab/>if (text.endsWith(".class")){</text:p>
      <text:p text:style-name="P8"><text:tab/><text:tab/><text:tab/><text:tab/><text:tab/>text = text.replaceAll("/", ".");</text:p>
      <text:p text:style-name="P8"><text:tab/><text:tab/><text:tab/><text:tab/><text:tab/>text = text.substring(0, text.length() - 6);</text:p>
      <text:p text:style-name="P8"><text:tab/><text:tab/><text:tab/><text:tab/><text:tab/>Class c;</text:p>
      <text:p text:style-name="P8"><text:tab/><text:tab/><text:tab/><text:tab/><text:tab/>try {</text:p>
      <text:p text:style-name="P8"><text:tab/><text:tab/><text:tab/><text:tab/><text:tab/><text:tab/>c = Class.forName(text, false, loader);</text:p>
      <text:p text:style-name="P8"><text:tab/><text:tab/><text:tab/><text:tab/><text:tab/><text:tab/>if (c != null){</text:p>
      <text:p text:style-name="P8"><text:soft-page-break/><text:tab/><text:tab/><text:tab/><text:tab/><text:tab/><text:tab/><text:tab/>getClassInfo(c);</text:p>
      <text:p text:style-name="P8"><text:tab/><text:tab/><text:tab/><text:tab/><text:tab/><text:tab/>}</text:p>
      <text:p text:style-name="P8"><text:tab/><text:tab/><text:tab/><text:tab/><text:tab/>} catch (Exception e) {</text:p>
      <text:p text:style-name="P8"><text:tab/><text:tab/><text:tab/><text:tab/><text:tab/><text:tab/>System.out.println("Error:" + e.getMessage());</text:p>
      <text:p text:style-name="P8"><text:tab/><text:tab/><text:tab/><text:tab/><text:tab/>}</text:p>
      <text:p text:style-name="P8"><text:tab/><text:tab/><text:tab/><text:tab/>} else {</text:p>
      <text:p text:style-name="P8"><text:tab/><text:tab/><text:tab/><text:tab/><text:tab/>JarEntry je = jar.getJarEntry(text);</text:p>
      <text:p text:style-name="P8"><text:tab/><text:tab/><text:tab/><text:tab/><text:tab/>if (je == null){</text:p>
      <text:p text:style-name="P8"><text:tab/><text:tab/><text:tab/><text:tab/><text:tab/><text:tab/>System.out.println("null");</text:p>
      <text:p text:style-name="P8"><text:tab/><text:tab/><text:tab/><text:tab/><text:tab/>}</text:p>
      <text:p text:style-name="P8"><text:tab/><text:tab/><text:tab/><text:tab/><text:tab/>textArea.setText(text + "\nmodified at: " + (new Date(je.getTime())).toString() + "\nsize: " + je.getSize());</text:p>
      <text:p text:style-name="P8"><text:tab/><text:tab/><text:tab/><text:tab/>}</text:p>
      <text:p text:style-name="P8"><text:tab/><text:tab/><text:tab/>}</text:p>
      <text:p text:style-name="P8"><text:tab/><text:tab/>});</text:p>
      <text:p text:style-name="P8"><text:tab/><text:tab/>thread.start();</text:p>
      <text:p text:style-name="P8"><text:tab/>}</text:p>
      <text:p text:style-name="P8"><text:s/></text:p>
      <text:p text:style-name="P8"><text:tab/>private void getClassInfo(Class c) {</text:p>
      <text:p text:style-name="P8"><text:tab/><text:tab/>StringBuilder sb = new StringBuilder();</text:p>
      <text:p text:style-name="P8"><text:tab/><text:tab/>if (c.isAnnotation())</text:p>
      <text:p text:style-name="P8"><text:tab/><text:tab/><text:tab/>sb.append("Annotation ");</text:p>
      <text:p text:style-name="P8"><text:tab/><text:tab/>else if (c.isInterface())</text:p>
      <text:p text:style-name="P8"><text:tab/><text:tab/><text:tab/>sb.append("Interface ");</text:p>
      <text:p text:style-name="P8"><text:tab/><text:tab/>else if (c.isEnum())</text:p>
      <text:p text:style-name="P8"><text:tab/><text:tab/><text:tab/>sb.append("Enum ");</text:p>
      <text:p text:style-name="P8"><text:tab/><text:tab/>else</text:p>
      <text:p text:style-name="P8"><text:tab/><text:tab/><text:tab/>sb.append("Class ");</text:p>
      <text:p text:style-name="P8"><text:tab/><text:tab/>int m = c.getModifiers();</text:p>
      <text:p text:style-name="P8"><text:tab/><text:tab/>if (Modifier.isPrivate(m)) sb.append(" private ");</text:p>
      <text:p text:style-name="P8"><text:tab/><text:tab/>if (Modifier.isStatic(m)) sb.append(" static ");</text:p>
      <text:p text:style-name="P8"><text:tab/><text:tab/>if (Modifier.isPublic(m)) sb.append(" public ");</text:p>
      <text:p text:style-name="P8"><text:tab/><text:tab/>if (Modifier.isAbstract(m)) sb.append(" abstract ");</text:p>
      <text:p text:style-name="P8"><text:tab/><text:tab/>if (Modifier.isFinal(m)) sb.append(" final ");</text:p>
      <text:p text:style-name="P8"><text:tab/><text:tab/>sb.append(c.getName() + " ");</text:p>
      <text:p text:style-name="P8"><text:tab/><text:tab/>if (c.isArray())</text:p>
      <text:p text:style-name="P8"><text:tab/><text:tab/><text:tab/>sb.append(" array ");</text:p>
      <text:p text:style-name="P8"><text:tab/><text:tab/>if (c.isLocalClass())</text:p>
      <text:p text:style-name="P8"><text:tab/><text:tab/><text:tab/>sb.append(" local ");</text:p>
      <text:p text:style-name="P8"><text:tab/><text:tab/>sb.append("\n");</text:p>
      <text:p text:style-name="P8"><text:tab/><text:tab/>getAllMethods(c, sb);</text:p>
      <text:p text:style-name="P8"><text:tab/><text:tab/>getAllInterfaces(c, sb);</text:p>
      <text:p text:style-name="P8"><text:tab/><text:tab/>getAllFields(c, sb);</text:p>
      <text:p text:style-name="P8"><text:tab/><text:tab/>getInnerClasses(c, sb);</text:p>
      <text:p text:style-name="P8"><text:tab/><text:tab/>getAllConstructors(c, sb);</text:p>
      <text:p text:style-name="P8"><text:tab/><text:tab/>getAnnotations(c,sb);</text:p>
      <text:p text:style-name="P8"><text:tab/><text:tab/>System.out.println(sb.toString());</text:p>
      <text:p text:style-name="P8"><text:tab/><text:tab/>textArea.setText(sb.toString());</text:p>
      <text:p text:style-name="P8"><text:tab/>}</text:p>
      <text:p text:style-name="P8"><text:tab/>private void getAnnotations(Class c, StringBuilder sb) {</text:p>
      <text:p text:style-name="P8"><text:tab/><text:tab/>sb.append("===Annotations===\n");</text:p>
      <text:p text:style-name="P8"><text:tab/><text:tab/>Class clasz = c;</text:p>
      <text:p text:style-name="P8"><text:tab/><text:tab/></text:p>
      <text:p text:style-name="P8"><text:tab/><text:tab/>do{</text:p>
      <text:p text:style-name="P8"><text:tab/><text:tab/><text:tab/>for(Annotation an: clasz.getDeclaredAnnotations()){</text:p>
      <text:p text:style-name="P8"><text:tab/><text:tab/><text:tab/><text:tab/>sb.append(an.toString() + "\n");</text:p>
      <text:p text:style-name="P8"><text:tab/><text:tab/><text:tab/>}</text:p>
      <text:p text:style-name="P8"><text:tab/><text:tab/>}while ((clasz = clasz.getSuperclass()) != null);</text:p>
      <text:p text:style-name="P8"><text:tab/>}</text:p>
      <text:p text:style-name="P8"/>
      <text:p text:style-name="P8"><text:tab/>private void getAllConstructors(Class c, StringBuilder sb) {</text:p>
      <text:p text:style-name="P8"><text:soft-page-break/><text:tab/><text:tab/>sb.append("===Constructors===\n");</text:p>
      <text:p text:style-name="P8"><text:tab/><text:tab/>Class clasz = c;</text:p>
      <text:p text:style-name="P8"><text:tab/><text:tab/></text:p>
      <text:p text:style-name="P8"><text:tab/><text:tab/>do{</text:p>
      <text:p text:style-name="P8"><text:tab/><text:tab/><text:tab/>for(Constructor<text:tab/> constructor: clasz.getDeclaredConstructors()){</text:p>
      <text:p text:style-name="P8"><text:tab/><text:tab/><text:tab/><text:tab/>int m = constructor.getModifiers();</text:p>
      <text:p text:style-name="P8"><text:tab/><text:tab/><text:tab/><text:tab/>if (Modifier.isPublic(m)) {</text:p>
      <text:p text:style-name="P8"><text:tab/><text:tab/><text:tab/><text:tab/><text:tab/>sb.append("public ");</text:p>
      <text:p text:style-name="P8"><text:tab/><text:tab/><text:tab/><text:tab/>}</text:p>
      <text:p text:style-name="P8"><text:tab/><text:tab/><text:tab/><text:tab/>if (Modifier.isPrivate(m)) {</text:p>
      <text:p text:style-name="P8"><text:tab/><text:tab/><text:tab/><text:tab/><text:tab/>sb.append("private ");</text:p>
      <text:p text:style-name="P8"><text:tab/><text:tab/><text:tab/><text:tab/>}</text:p>
      <text:p text:style-name="P8"><text:tab/><text:tab/><text:tab/><text:tab/>if (Modifier.isProtected(m)) {</text:p>
      <text:p text:style-name="P8"><text:tab/><text:tab/><text:tab/><text:tab/><text:tab/>sb.append("protected ");</text:p>
      <text:p text:style-name="P8"><text:tab/><text:tab/><text:tab/><text:tab/>}</text:p>
      <text:p text:style-name="P8"><text:tab/><text:tab/><text:tab/><text:tab/>sb.append(constructor.getName() + "\n");</text:p>
      <text:p text:style-name="P8"><text:tab/><text:tab/><text:tab/>}</text:p>
      <text:p text:style-name="P8"><text:tab/><text:tab/>}while ((clasz = clasz.getSuperclass()) != null);</text:p>
      <text:p text:style-name="P8"><text:tab/>}</text:p>
      <text:p text:style-name="P8"><text:tab/>private void getInnerClasses(Class c, StringBuilder sb) {</text:p>
      <text:p text:style-name="P8"><text:tab/><text:tab/></text:p>
      <text:p text:style-name="P8"><text:tab/><text:tab/>sb.append("===Inner Classes===\n");</text:p>
      <text:p text:style-name="P8"><text:tab/><text:tab/>Class clasz = c;</text:p>
      <text:p text:style-name="P8"><text:tab/><text:tab/></text:p>
      <text:p text:style-name="P8"><text:tab/><text:tab/>do{</text:p>
      <text:p text:style-name="P8"><text:tab/><text:tab/><text:tab/>for(Class inner_class: clasz.getDeclaredClasses()){</text:p>
      <text:p text:style-name="P8"><text:tab/><text:tab/><text:tab/><text:tab/>int m = inner_class.getModifiers();</text:p>
      <text:p text:style-name="P8"><text:tab/><text:tab/><text:tab/><text:tab/>if (Modifier.isPublic(m)) {</text:p>
      <text:p text:style-name="P8"><text:tab/><text:tab/><text:tab/><text:tab/><text:tab/>sb.append("public ");</text:p>
      <text:p text:style-name="P8"><text:tab/><text:tab/><text:tab/><text:tab/>}</text:p>
      <text:p text:style-name="P8"><text:tab/><text:tab/><text:tab/><text:tab/>if (Modifier.isPrivate(m)) {</text:p>
      <text:p text:style-name="P8"><text:tab/><text:tab/><text:tab/><text:tab/><text:tab/>sb.append("private ");</text:p>
      <text:p text:style-name="P8"><text:tab/><text:tab/><text:tab/><text:tab/>}</text:p>
      <text:p text:style-name="P8"><text:tab/><text:tab/><text:tab/><text:tab/>if (Modifier.isProtected(m)) {</text:p>
      <text:p text:style-name="P8"><text:tab/><text:tab/><text:tab/><text:tab/><text:tab/>sb.append("protected ");</text:p>
      <text:p text:style-name="P8"><text:tab/><text:tab/><text:tab/><text:tab/>}</text:p>
      <text:p text:style-name="P8"><text:tab/><text:tab/><text:tab/><text:tab/>if (Modifier.isStatic(m)) {</text:p>
      <text:p text:style-name="P8"><text:tab/><text:tab/><text:tab/><text:tab/><text:tab/>sb.append("static ");</text:p>
      <text:p text:style-name="P8"><text:tab/><text:tab/><text:tab/><text:tab/>}</text:p>
      <text:p text:style-name="P8"><text:tab/><text:tab/><text:tab/><text:tab/>if (clasz.isAnnotation())</text:p>
      <text:p text:style-name="P8"><text:tab/><text:tab/><text:tab/><text:tab/><text:tab/>sb.append("Annotation ");</text:p>
      <text:p text:style-name="P8"><text:tab/><text:tab/><text:tab/><text:tab/>else if (clasz.isInterface())</text:p>
      <text:p text:style-name="P8"><text:tab/><text:tab/><text:tab/><text:tab/><text:tab/>sb.append("Interface ");</text:p>
      <text:p text:style-name="P8"><text:tab/><text:tab/><text:tab/><text:tab/>else if (clasz.isEnum())</text:p>
      <text:p text:style-name="P8"><text:tab/><text:tab/><text:tab/><text:tab/><text:tab/>sb.append("Enum ");</text:p>
      <text:p text:style-name="P8"><text:tab/><text:tab/><text:tab/><text:tab/>else</text:p>
      <text:p text:style-name="P8"><text:tab/><text:tab/><text:tab/><text:tab/><text:tab/>sb.append("Class ");</text:p>
      <text:p text:style-name="P8"><text:tab/><text:tab/><text:tab/><text:tab/>sb.append(inner_class.getName() + "\n");</text:p>
      <text:p text:style-name="P8"><text:tab/><text:tab/><text:tab/>}</text:p>
      <text:p text:style-name="P8"><text:tab/><text:tab/>}while ((clasz = clasz.getSuperclass()) != null);</text:p>
      <text:p text:style-name="P8"><text:tab/>}</text:p>
      <text:p text:style-name="P8"/>
      <text:p text:style-name="P8"><text:tab/>private void getAllFields(Class c, StringBuilder sb) {</text:p>
      <text:p text:style-name="P8"><text:tab/><text:tab/>sb.append("===Fields===\n");</text:p>
      <text:p text:style-name="P8"><text:tab/><text:tab/>Class clasz = c;</text:p>
      <text:p text:style-name="P8"><text:tab/><text:tab/>do{</text:p>
      <text:p text:style-name="P8"><text:tab/><text:tab/><text:tab/>for(Field field: clasz.getDeclaredFields()){</text:p>
      <text:p text:style-name="P8"><text:tab/><text:tab/><text:tab/><text:tab/>int m = field.getModifiers();</text:p>
      <text:p text:style-name="P8"><text:tab/><text:tab/><text:tab/><text:tab/>if (Modifier.isPublic(m)) {</text:p>
      <text:p text:style-name="P8"><text:tab/><text:tab/><text:tab/><text:tab/><text:tab/>sb.append("public ");</text:p>
      <text:p text:style-name="P8"><text:tab/><text:tab/><text:tab/><text:tab/>}</text:p>
      <text:p text:style-name="P8"><text:soft-page-break/><text:tab/><text:tab/><text:tab/><text:tab/>if (Modifier.isPrivate(m)) {</text:p>
      <text:p text:style-name="P8"><text:tab/><text:tab/><text:tab/><text:tab/><text:tab/>sb.append("private ");</text:p>
      <text:p text:style-name="P8"><text:tab/><text:tab/><text:tab/><text:tab/>}</text:p>
      <text:p text:style-name="P8"><text:tab/><text:tab/><text:tab/><text:tab/>if (Modifier.isProtected(m)) {</text:p>
      <text:p text:style-name="P8"><text:tab/><text:tab/><text:tab/><text:tab/><text:tab/>sb.append("protected ");</text:p>
      <text:p text:style-name="P8"><text:tab/><text:tab/><text:tab/><text:tab/>}</text:p>
      <text:p text:style-name="P8"><text:tab/><text:tab/><text:tab/><text:tab/>if (Modifier.isStatic(m)) {</text:p>
      <text:p text:style-name="P8"><text:tab/><text:tab/><text:tab/><text:tab/><text:tab/>sb.append("static ");</text:p>
      <text:p text:style-name="P8"><text:tab/><text:tab/><text:tab/><text:tab/>}</text:p>
      <text:p text:style-name="P8"><text:tab/><text:tab/><text:tab/><text:tab/>if (Modifier.isVolatile(m)) {</text:p>
      <text:p text:style-name="P8"><text:tab/><text:tab/><text:tab/><text:tab/><text:tab/>sb.append("volatile ");</text:p>
      <text:p text:style-name="P8"><text:tab/><text:tab/><text:tab/><text:tab/>}</text:p>
      <text:p text:style-name="P8"><text:tab/><text:tab/><text:tab/><text:tab/>if (Modifier.isTransient(m)) {</text:p>
      <text:p text:style-name="P8"><text:tab/><text:tab/><text:tab/><text:tab/><text:tab/>sb.append("transient ");</text:p>
      <text:p text:style-name="P8"><text:tab/><text:tab/><text:tab/><text:tab/>}</text:p>
      <text:p text:style-name="P8"><text:tab/><text:tab/><text:tab/><text:tab/>sb.append(field.getType().getName() + " " + field.getName() + "\n");</text:p>
      <text:p text:style-name="P8"><text:tab/><text:tab/><text:tab/>}</text:p>
      <text:p text:style-name="P8"><text:tab/><text:tab/>}while ((clasz = clasz.getSuperclass()) != null);</text:p>
      <text:p text:style-name="P8"><text:tab/>}</text:p>
      <text:p text:style-name="P8"/>
      <text:p text:style-name="P8"><text:tab/>private void getAllInterfaces(Class&lt;?&gt; c, StringBuilder sb) {</text:p>
      <text:p text:style-name="P8"><text:tab/><text:tab/>sb.append("===Interfaces===\n");</text:p>
      <text:p text:style-name="P8"><text:tab/><text:tab/>Class&lt;?&gt; clazz = c;</text:p>
      <text:p text:style-name="P8"><text:tab/><text:tab/>do{</text:p>
      <text:p text:style-name="P8"><text:tab/><text:tab/><text:tab/>for (Class&lt;?&gt; intf: clazz.getInterfaces()){</text:p>
      <text:p text:style-name="P8"><text:tab/><text:tab/><text:tab/><text:tab/>sb.append(intf.getName() + "\n");</text:p>
      <text:p text:style-name="P8"><text:tab/><text:tab/><text:tab/>}</text:p>
      <text:p text:style-name="P8"><text:tab/><text:tab/>} while ((clazz = clazz.getSuperclass()) != null);</text:p>
      <text:p text:style-name="P8"><text:tab/>}</text:p>
      <text:p text:style-name="P8"/>
      <text:p text:style-name="P8"><text:tab/>private void getAllMethods(Class c, StringBuilder sb){</text:p>
      <text:p text:style-name="P8"><text:tab/><text:tab/>sb.append("===Methods===\n");</text:p>
      <text:p text:style-name="P8"><text:tab/><text:tab/>Class clasz = c;</text:p>
      <text:p text:style-name="P8"><text:tab/><text:tab/>do{</text:p>
      <text:p text:style-name="P8"><text:tab/><text:tab/><text:tab/>for(Method method: clasz.getDeclaredMethods()){</text:p>
      <text:p text:style-name="P8"><text:tab/><text:tab/><text:tab/><text:tab/>int m = method.getModifiers();</text:p>
      <text:p text:style-name="P8"><text:tab/><text:tab/><text:tab/><text:tab/>if (Modifier.isStatic(m)) {</text:p>
      <text:p text:style-name="P8"><text:tab/><text:tab/><text:tab/><text:tab/><text:tab/>sb.append("static ");</text:p>
      <text:p text:style-name="P8"><text:tab/><text:tab/><text:tab/><text:tab/>}</text:p>
      <text:p text:style-name="P8"><text:tab/><text:tab/><text:tab/><text:tab/>if (Modifier.isPublic(m)) {</text:p>
      <text:p text:style-name="P8"><text:tab/><text:tab/><text:tab/><text:tab/><text:tab/>sb.append("public ");</text:p>
      <text:p text:style-name="P8"><text:tab/><text:tab/><text:tab/><text:tab/>}</text:p>
      <text:p text:style-name="P8"><text:tab/><text:tab/><text:tab/><text:tab/>if (Modifier.isPrivate(m)) {</text:p>
      <text:p text:style-name="P8"><text:tab/><text:tab/><text:tab/><text:tab/><text:tab/>sb.append("private ");</text:p>
      <text:p text:style-name="P8"><text:tab/><text:tab/><text:tab/><text:tab/>}</text:p>
      <text:p text:style-name="P8"><text:tab/><text:tab/><text:tab/><text:tab/>if (Modifier.isSynchronized(m)) {</text:p>
      <text:p text:style-name="P8"><text:tab/><text:tab/><text:tab/><text:tab/><text:tab/>sb.append("synchronized ");</text:p>
      <text:p text:style-name="P8"><text:tab/><text:tab/><text:tab/><text:tab/>}</text:p>
      <text:p text:style-name="P8"><text:tab/><text:tab/><text:tab/><text:tab/>if (Modifier.isProtected(m)) {</text:p>
      <text:p text:style-name="P8"><text:tab/><text:tab/><text:tab/><text:tab/><text:tab/>sb.append("protected ");</text:p>
      <text:p text:style-name="P8"><text:tab/><text:tab/><text:tab/><text:tab/>}</text:p>
      <text:p text:style-name="P8"><text:tab/><text:tab/><text:tab/><text:tab/>sb.append(method.getName() + "\n");</text:p>
      <text:p text:style-name="P8"><text:tab/><text:tab/><text:tab/>}</text:p>
      <text:p text:style-name="P8"><text:tab/><text:tab/>}while ((clasz = clasz.getSuperclass()) != null);</text:p>
      <text:p text:style-name="P8"><text:tab/>}</text:p>
      <text:p text:style-name="P8"><text:tab/>private String getSelectedNode() {</text:p>
      <text:p text:style-name="P8"><text:tab/><text:tab/>Object selectedNode = tree.getLastSelectedPathComponent();</text:p>
      <text:p text:style-name="P8"><text:tab/><text:tab/>if (selectedNode == null){</text:p>
      <text:p text:style-name="P8"><text:tab/><text:tab/><text:tab/>JOptionPane.showMessageDialog(tree, "node was not selected", "critical error", <text:s/>JOptionPane.ERROR_MESSAGE);</text:p>
      <text:p text:style-name="P8"><text:tab/><text:tab/><text:tab/>return null;</text:p>
      <text:p text:style-name="P8"><text:soft-page-break/><text:tab/><text:tab/>}</text:p>
      <text:p text:style-name="P8"><text:tab/><text:tab/>DefaultMutableTreeNode node = (DefaultMutableTreeNode) selectedNode;</text:p>
      <text:p text:style-name="P8"><text:tab/><text:tab/>return (String)node.getUserObject();</text:p>
      <text:p text:style-name="P8"><text:tab/>}</text:p>
      <text:p text:style-name="P8"><text:tab/>protected void onMouseClicked() {</text:p>
      <text:p text:style-name="P8"><text:tab/><text:tab/>Thread thread = new Thread(new Runnable(){</text:p>
      <text:p text:style-name="P8"><text:tab/><text:tab/><text:tab/>@Override</text:p>
      <text:p text:style-name="P8"><text:tab/><text:tab/><text:tab/>public void run() {</text:p>
      <text:p text:style-name="P8"/>
      <text:p text:style-name="P8"><text:tab/><text:tab/><text:tab/> <text:s text:c="3"/>JFileChooser chooser = new JFileChooser();</text:p>
      <text:p text:style-name="P8"><text:tab/><text:tab/><text:tab/> <text:s text:c="3"/>FileNameExtensionFilter filter = new FileNameExtensionFilter("Jar files","jar");</text:p>
      <text:p text:style-name="P8"><text:tab/><text:tab/><text:tab/> <text:s text:c="3"/>System.out.println("test");</text:p>
      <text:p text:style-name="P8"><text:tab/><text:tab/><text:tab/> <text:s text:c="3"/>chooser.setFileFilter(filter);</text:p>
      <text:p text:style-name="P8"><text:tab/><text:tab/><text:tab/> <text:s text:c="3"/>int returnVal = chooser.showOpenDialog(contentPane);</text:p>
      <text:p text:style-name="P8"><text:tab/><text:tab/><text:tab/> <text:s text:c="3"/>String text;</text:p>
      <text:p text:style-name="P8"><text:tab/><text:tab/><text:tab/> <text:s text:c="3"/>if(returnVal == JFileChooser.APPROVE_OPTION) {</text:p>
      <text:p text:style-name="P8"><text:tab/><text:tab/><text:tab/> <text:s text:c="3"/><text:tab/>text = chooser.getSelectedFile().getAbsolutePath();</text:p>
      <text:p text:style-name="P8"><text:tab/><text:tab/><text:tab/> <text:s text:c="3"/>} else {</text:p>
      <text:p text:style-name="P8"><text:tab/><text:tab/><text:tab/> <text:s text:c="3"/><text:tab/>return;</text:p>
      <text:p text:style-name="P8"><text:tab/><text:tab/><text:tab/> <text:s text:c="3"/>}</text:p>
      <text:p text:style-name="P8"><text:tab/><text:tab/><text:tab/><text:tab/>try {</text:p>
      <text:p text:style-name="P8"><text:tab/><text:tab/><text:tab/><text:tab/><text:tab/>jar = new JarFile(text);</text:p>
      <text:p text:style-name="P8"><text:tab/><text:tab/><text:tab/><text:tab/>} catch (IOException e1) {</text:p>
      <text:p text:style-name="P8"><text:tab/><text:tab/><text:tab/><text:tab/><text:tab/>e1.printStackTrace();</text:p>
      <text:p text:style-name="P8"><text:tab/><text:tab/><text:tab/><text:tab/><text:tab/>return;</text:p>
      <text:p text:style-name="P8"><text:tab/><text:tab/><text:tab/><text:tab/>}</text:p>
      <text:p text:style-name="P8"><text:tab/><text:tab/><text:tab/><text:tab/>loader = new MyClassLoader(jar);</text:p>
      <text:p text:style-name="P8"><text:tab/><text:tab/><text:tab/><text:tab/>DefaultMutableTreeNode root = new DefaultMutableTreeNode(text);</text:p>
      <text:p text:style-name="P8"><text:tab/><text:tab/><text:tab/><text:tab/>Enumeration&lt;JarEntry&gt; e = jar.entries();</text:p>
      <text:p text:style-name="P8"><text:tab/><text:tab/><text:tab/><text:tab/>while(e.hasMoreElements()){</text:p>
      <text:p text:style-name="P8"><text:tab/><text:tab/><text:tab/><text:tab/><text:tab/>String str = e.nextElement().toString();</text:p>
      <text:p text:style-name="P8"><text:tab/><text:tab/><text:tab/><text:tab/><text:tab/>DefaultMutableTreeNode entry = new DefaultMutableTreeNode(str);</text:p>
      <text:p text:style-name="P8"><text:tab/><text:tab/><text:tab/><text:tab/><text:tab/>root.add(entry);</text:p>
      <text:p text:style-name="P8"><text:tab/><text:tab/><text:tab/><text:tab/>}</text:p>
      <text:p text:style-name="P8"><text:tab/><text:tab/><text:tab/><text:tab/>tree.setModel((new JTree(root)).getModel());<text:tab/><text:tab/><text:tab/><text:tab/></text:p>
      <text:p text:style-name="P8"><text:tab/><text:tab/><text:tab/>}</text:p>
      <text:p text:style-name="P8"><text:tab/><text:tab/><text:tab/></text:p>
      <text:p text:style-name="P8"><text:tab/><text:tab/>});</text:p>
      <text:p text:style-name="P8"><text:tab/><text:tab/>thread.start();</text:p>
      <text:p text:style-name="P8"><text:tab/>}</text:p>
      <text:p text:style-name="P8">}</text:p>
      <text:p text:style-name="P5"/>
      <text:p text:style-name="P7"><text:span text:style-name="T3">public class MyClassLoader extends ClassLoader {</text:span></text:p>
      <text:p text:style-name="P9"/>
      <text:p text:style-name="P10"><text:span text:style-name="T3"><text:tab/>private String jarName;</text:span></text:p>
      <text:p text:style-name="P9"/>
      <text:p text:style-name="P10"><text:span text:style-name="T3"><text:tab/>private Map&lt;String, Class&gt; loaded = new HashMap&lt;String, Class&gt;();</text:span></text:p>
      <text:p text:style-name="P9"/>
      <text:p text:style-name="P10"><text:span text:style-name="T3"><text:tab/>public String getJarName() {</text:span></text:p>
      <text:p text:style-name="P10"><text:span text:style-name="T3"><text:tab/><text:tab/>return jarName;</text:span></text:p>
      <text:p text:style-name="P10"><text:span text:style-name="T3"><text:tab/>}</text:span></text:p>
      <text:p text:style-name="P9"/>
      <text:p text:style-name="P10"><text:span text:style-name="T3"><text:tab/>private JarFile jar;</text:span></text:p>
      <text:p text:style-name="P9"/>
      <text:p text:style-name="P10"><text:span text:style-name="T3"><text:tab/>public MyClassLoader(JarFile jarFile) {</text:span></text:p>
      <text:p text:style-name="P10"><text:span text:style-name="T3"><text:tab/><text:tab/>super(MyClassLoader.class.getClassLoader());</text:span></text:p>
      <text:p text:style-name="P10"><text:span text:style-name="T3"><text:tab/><text:tab/>jar = jarFile;</text:span></text:p>
      <text:p text:style-name="P10"><text:span text:style-name="T3"><text:tab/>}</text:span></text:p>
      <text:p text:style-name="P9"><text:soft-page-break/></text:p>
      <text:p text:style-name="P10"><text:span text:style-name="T3"><text:tab/>public Class&lt;?&gt; findClass(String name) throws ClassNotFoundException {</text:span></text:p>
      <text:p text:style-name="P10"><text:span text:style-name="T3"><text:tab/><text:tab/>Class c = loaded.get(name);</text:span></text:p>
      <text:p text:style-name="P10"><text:span text:style-name="T3"><text:tab/><text:tab/>if (c != null)</text:span></text:p>
      <text:p text:style-name="P10"><text:span text:style-name="T3"><text:tab/><text:tab/><text:tab/>return c;</text:span></text:p>
      <text:p text:style-name="P10"><text:span text:style-name="T3"><text:tab/><text:tab/>try {</text:span></text:p>
      <text:p text:style-name="P10"><text:span text:style-name="T3"><text:tab/><text:tab/><text:tab/>return findSystemClass(name);</text:span></text:p>
      <text:p text:style-name="P10"><text:span text:style-name="T3"><text:tab/><text:tab/>} catch (Exception e) {</text:span></text:p>
      <text:p text:style-name="P10"><text:span text:style-name="T3"><text:tab/><text:tab/>}</text:span></text:p>
      <text:p text:style-name="P10"><text:span text:style-name="T3"><text:tab/><text:tab/>byte[] b;</text:span></text:p>
      <text:p text:style-name="P10"><text:span text:style-name="T3"><text:tab/><text:tab/>try {</text:span></text:p>
      <text:p text:style-name="P10"><text:span text:style-name="T3"><text:tab/><text:tab/><text:tab/>b = loadClassData(name);</text:span></text:p>
      <text:p text:style-name="P10"><text:span text:style-name="T3"><text:tab/><text:tab/><text:tab/>c = defineClass(name, b, 0, b.length);</text:span></text:p>
      <text:p text:style-name="P10"><text:span text:style-name="T3"><text:tab/><text:tab/><text:tab/>loaded.put(name, c);</text:span></text:p>
      <text:p text:style-name="P10"><text:span text:style-name="T3"><text:tab/><text:tab/>} catch (Throwable e) {</text:span></text:p>
      <text:p text:style-name="P10"><text:span text:style-name="T3"><text:tab/><text:tab/><text:tab/>throw new ClassNotFoundException(e.getMessage());</text:span></text:p>
      <text:p text:style-name="P10"><text:span text:style-name="T3"><text:tab/><text:tab/>}</text:span></text:p>
      <text:p text:style-name="P10"><text:span text:style-name="T3"><text:tab/><text:tab/>return c;</text:span></text:p>
      <text:p text:style-name="P10"><text:span text:style-name="T3"><text:tab/>}</text:span></text:p>
      <text:p text:style-name="P9"/>
      <text:p text:style-name="P10"><text:span text:style-name="T3"><text:tab/>private byte[] loadClassData(String name) throws ClassNotFoundException {</text:span></text:p>
      <text:p text:style-name="P10"><text:span text:style-name="T3"><text:tab/><text:tab/>String entryName = name.replace('.', '/') + ".class";</text:span></text:p>
      <text:p text:style-name="P10"><text:span text:style-name="T3"><text:tab/><text:tab/>byte buf[] = new byte[0];</text:span></text:p>
      <text:p text:style-name="P10"><text:span text:style-name="T3"><text:tab/><text:tab/>try {</text:span></text:p>
      <text:p text:style-name="P10"><text:span text:style-name="T3"><text:tab/><text:tab/><text:tab/>JarEntry entry = jar.getJarEntry(entryName);</text:span></text:p>
      <text:p text:style-name="P10"><text:span text:style-name="T3"><text:tab/><text:tab/><text:tab/>if (entry == null) {</text:span></text:p>
      <text:p text:style-name="P10"><text:span text:style-name="T3"><text:tab/><text:tab/><text:tab/><text:tab/>throw new ClassNotFoundException(name);</text:span></text:p>
      <text:p text:style-name="P10"><text:span text:style-name="T3"><text:tab/><text:tab/><text:tab/>}</text:span></text:p>
      <text:p text:style-name="P10"><text:span text:style-name="T3"><text:tab/><text:tab/><text:tab/>InputStream input = jar.getInputStream(entry);</text:span></text:p>
      <text:p text:style-name="P10"><text:span text:style-name="T3"><text:tab/><text:tab/><text:tab/>int size = new Long(entry.getSize()).intValue();</text:span></text:p>
      <text:p text:style-name="P10"><text:span text:style-name="T3"><text:tab/><text:tab/><text:tab/>buf = new byte[size];</text:span></text:p>
      <text:p text:style-name="P10"><text:span text:style-name="T3"><text:tab/><text:tab/><text:tab/>int count = input.read(buf/* , 0, size */);</text:span></text:p>
      <text:p text:style-name="P10"><text:span text:style-name="T3"><text:tab/><text:tab/><text:tab/>if (count &lt; size)</text:span></text:p>
      <text:p text:style-name="P10"><text:span text:style-name="T3"><text:tab/><text:tab/><text:tab/><text:tab/>throw new ClassNotFoundException("Error reading class '" + name</text:span></text:p>
      <text:p text:style-name="P10"><text:span text:style-name="T3"><text:tab/><text:tab/><text:tab/><text:tab/><text:tab/><text:tab/>+ "' from :" + jarName);</text:span></text:p>
      <text:p text:style-name="P10"><text:span text:style-name="T3"><text:tab/><text:tab/>} catch (IOException e1) {</text:span></text:p>
      <text:p text:style-name="P10"><text:span text:style-name="T3"><text:tab/><text:tab/><text:tab/>throw new ClassNotFoundException(e1.getMessage());</text:span></text:p>
      <text:p text:style-name="P10"><text:span text:style-name="T3"><text:tab/><text:tab/>}</text:span></text:p>
      <text:p text:style-name="P10"><text:span text:style-name="T3"><text:tab/><text:tab/>return buf;</text:span></text:p>
      <text:p text:style-name="P10"><text:span text:style-name="T3"><text:tab/>}</text:span></text:p>
      <text:p text:style-name="P10"><text:span text:style-name="T3">}</text:span></text:p>
      <text:p text:style-name="P5"/>
      <text:p text:style-name="P3">ВЫВОДЫ</text:p>
      <text:p text:style-name="P3"/>
      <text:p text:style-name="P6"><text:tab/>В ходе лабораторной работы был изучен механизм динамического определения типов и загрузка классов в платформе Java. Рефлексия в Java позволяет получить объект класса Class, с помощью которого можно получить информацию о внутренней структуре класса, также данный механизм позволяет вызывать приватные методы и работать с приватными полями, а также создавать экземпляры класса, что позволяет динамически загружать классы используя имя файл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2T19:22:16.324076524</meta:creation-date>
    <dc:date>2015-02-12T23:04:40.011225088</dc:date>
    <meta:editing-duration>PT3H30M28S</meta:editing-duration>
    <meta:editing-cycles>6</meta:editing-cycles>
    <meta:generator>LibreOffice/4.2.7.2$Linux_X86_64 LibreOffice_project/420m0$Build-2</meta:generator>
    <meta:document-statistic meta:table-count="0" meta:image-count="0" meta:object-count="0" meta:page-count="7" meta:paragraph-count="336" meta:word-count="1287" meta:character-count="11628" meta:non-whitespace-character-count="9665"/>
  </office:meta>
</office:document-meta>
</file>